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9.021cm" fo:min-width="17.28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b4c7dc" draw:textarea-horizontal-align="justify" draw:textarea-vertical-align="middle" draw:auto-grow-height="false" fo:min-height="0.051cm" fo:min-width="1.983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b4c7dc" draw:textarea-horizontal-align="justify" draw:textarea-vertical-align="middle" draw:auto-grow-height="false" fo:min-height="0.098cm" fo:min-width="2.41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c5dca0" draw:textarea-horizontal-align="justify" draw:textarea-vertical-align="middle" draw:auto-grow-height="false" fo:min-height="3.913cm" fo:min-width="1.377cm" fo:padding-top="0.139cm" fo:padding-bottom="0.139cm" fo:padding-left="0.264cm" fo:padding-right="0.26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false" fo:min-height="0.383cm" fo:padding-top="0cm" fo:padding-bottom="0cm" fo:padding-left="0.051cm" fo:padding-right="0.051cm" draw:shadow="hidden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false" fo:min-height="0.383cm" fo:padding-top="0cm" fo:padding-bottom="0cm" fo:padding-left="0.051cm" fo:padding-right="0.05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false" fo:min-height="0.338cm" fo:padding-top="0cm" fo:padding-bottom="0cm" fo:padding-left="0.051cm" fo:padding-right="0.05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in-height="0.381cm" fo:min-width="2.962cm" fo:padding-top="0cm" fo:padding-bottom="0cm" fo:padding-left="0.051cm" fo:padding-right="0.05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false" fo:min-height="0.381cm" fo:padding-top="0cm" fo:padding-bottom="0cm" fo:padding-left="0.051cm" fo:padding-right="0.051cm"/>
      <style:paragraph-properties style:writing-mode="lr-tb"/>
    </style:style>
    <style:style style:name="gr10" style:family="graphic" style:parent-style-name="objectwithoutfill">
      <style:graphic-properties svg:stroke-width="0.028cm" svg:stroke-color="#000000" draw:marker-start-width="0.242cm" draw:marker-end="Rounded_20_short_20_Arrow" draw:marker-end-width="0.178cm" draw:fill="solid" draw:textarea-vertical-align="middle" fo:padding-top="0.139cm" fo:padding-bottom="0.139cm" fo:padding-left="0.264cm" fo:padding-right="0.264cm" draw:shadow-offset-x="0.203cm" draw:shadow-offset-y="0.203cm"/>
    </style:style>
    <style:style style:name="gr11" style:family="graphic" style:parent-style-name="objectwithoutfill">
      <style:graphic-properties svg:stroke-width="0.028cm" svg:stroke-color="#000000" draw:marker-start="Circle" draw:marker-start-width="0.102cm" draw:marker-start-center="true" draw:marker-end="Rounded_20_short_20_Arrow" draw:marker-end-width="0.178cm" draw:fill="solid" draw:textarea-vertical-align="middle" fo:padding-top="0.139cm" fo:padding-bottom="0.139cm" fo:padding-left="0.264cm" fo:padding-right="0.264cm" draw:shadow-offset-x="0.203cm" draw:shadow-offset-y="0.203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-color="#c5dca0" draw:textarea-horizontal-align="justify" draw:textarea-vertical-align="middle" draw:auto-grow-height="false" fo:min-height="0.738cm" fo:min-width="0.996cm" fo:padding-top="0.139cm" fo:padding-bottom="0.139cm" fo:padding-left="0.264cm" fo:padding-right="0.264cm"/>
      <style:paragraph-properties style:writing-mode="lr-tb"/>
    </style:style>
    <style:style style:name="gr13" style:family="graphic" style:parent-style-name="standard">
      <style:graphic-properties svg:stroke-width="0.028cm" svg:stroke-color="#000000" draw:marker-start-width="0.242cm" draw:marker-end-width="0.242cm" draw:fill-color="#b4c7dc" draw:textarea-horizontal-align="center" draw:textarea-vertical-align="middle" draw:auto-grow-height="false" fo:min-height="0.738cm" fo:min-width="0.742cm" fo:padding-top="0.139cm" fo:padding-bottom="0.139cm" fo:padding-left="0.264cm" fo:padding-right="0.264cm" fo:wrap-option="wrap" draw:shadow="hidden"/>
    </style:style>
    <style:style style:name="gr14" style:family="graphic" style:parent-style-name="standard">
      <style:graphic-properties svg:stroke-width="0.028cm" svg:stroke-color="#000000" draw:marker-start-width="0.242cm" draw:marker-end-width="0.242cm" draw:fill-color="#b4c7dc" draw:textarea-horizontal-align="justify" draw:textarea-vertical-align="middle" draw:auto-grow-height="false" fo:min-height="0.098cm" fo:min-width="1.998cm" fo:padding-top="0.139cm" fo:padding-bottom="0.139cm" fo:padding-left="0.264cm" fo:padding-right="0.264cm"/>
    </style:style>
    <style:style style:name="gr15" style:family="graphic" style:parent-style-name="objectwithoutfill">
      <style:graphic-properties svg:stroke-width="0.028cm" svg:stroke-color="#000000" draw:marker-start-width="0.242cm" draw:marker-end="" draw:marker-end-width="0.178cm" draw:fill="solid" draw:textarea-vertical-align="middle" fo:padding-top="0.139cm" fo:padding-bottom="0.139cm" fo:padding-left="0.264cm" fo:padding-right="0.264cm" draw:shadow-offset-x="0.203cm" draw:shadow-offset-y="0.203cm"/>
    </style:style>
    <style:style style:name="gr16" style:family="graphic" style:parent-style-name="standard">
      <style:graphic-properties svg:stroke-width="0.028cm" svg:stroke-color="#000000" draw:marker-start-width="0.242cm" draw:marker-end-width="0.242cm" draw:fill-color="#c5dca0" draw:textarea-horizontal-align="justify" draw:textarea-vertical-align="middle" draw:auto-grow-height="false" fo:min-height="6.326cm" fo:min-width="1.187cm" fo:padding-top="0.139cm" fo:padding-bottom="0.139cm" fo:padding-left="0.264cm" fo:padding-right="0.264cm"/>
      <style:paragraph-properties style:writing-mode="lr-tb"/>
    </style:style>
    <style:style style:name="gr17" style:family="graphic" style:parent-style-name="standard">
      <style:graphic-properties svg:stroke-width="0.028cm" svg:stroke-color="#000000" draw:marker-start-width="0.242cm" draw:marker-end-width="0.242cm" draw:fill-color="#b4c7dc" draw:textarea-horizontal-align="justify" draw:textarea-vertical-align="middle" draw:auto-grow-height="false" fo:min-height="0.167cm" fo:min-width="0.795cm" fo:padding-top="0.139cm" fo:padding-bottom="0.139cm" fo:padding-left="0.264cm" fo:padding-right="0.264cm"/>
    </style:style>
    <style:style style:name="gr18" style:family="graphic" style:parent-style-name="standard">
      <style:graphic-properties draw:stroke="dash" draw:stroke-dash="Long_20_Dash" svg:stroke-width="0.028cm" svg:stroke-color="#000000" draw:marker-start-width="0.242cm" draw:marker-end-width="0.242cm" svg:stroke-linecap="butt" draw:fill-color="#cccccc" draw:textarea-horizontal-align="justify" draw:textarea-vertical-align="middle" draw:auto-grow-height="false" fo:min-height="1.246cm" fo:min-width="0cm" fo:padding-top="0.139cm" fo:padding-bottom="0.139cm" fo:padding-left="0.264cm" fo:padding-right="0.264cm"/>
    </style:style>
    <style:style style:name="gr19" style:family="graphic" style:parent-style-name="standard">
      <style:graphic-properties svg:stroke-width="0.028cm" svg:stroke-color="#000000" draw:marker-start-width="0.242cm" draw:marker-end-width="0.242cm" draw:fill-color="#b4c7dc" draw:textarea-horizontal-align="justify" draw:textarea-vertical-align="middle" draw:auto-grow-height="false" fo:min-height="0.05cm" fo:min-width="1.983cm" fo:padding-top="0.139cm" fo:padding-bottom="0.139cm" fo:padding-left="0.264cm" fo:padding-right="0.264cm"/>
    </style:style>
    <style:style style:name="gr20" style:family="graphic" style:parent-style-name="standard">
      <style:graphic-properties svg:stroke-width="0.028cm" svg:stroke-color="#000000" draw:marker-start-width="0.242cm" draw:marker-end-width="0.242cm" draw:fill-color="#b4c7dc" draw:textarea-horizontal-align="justify" draw:textarea-vertical-align="middle" draw:auto-grow-height="false" fo:min-height="0.148cm" fo:min-width="0.655cm" fo:padding-top="0.139cm" fo:padding-bottom="0.139cm" fo:padding-left="0.264cm" fo:padding-right="0.264cm"/>
    </style:style>
    <style:style style:name="gr21" style:family="graphic" style:parent-style-name="standard">
      <style:graphic-properties svg:stroke-width="0.028cm" svg:stroke-color="#000000" draw:marker-start-width="0.242cm" draw:marker-end-width="0.242cm" draw:fill-color="#ff8000" draw:textarea-horizontal-align="justify" draw:textarea-vertical-align="middle" draw:auto-grow-height="false" fo:min-height="3.913cm" fo:min-width="0.742cm" fo:padding-top="0.139cm" fo:padding-bottom="0.139cm" fo:padding-left="0.264cm" fo:padding-right="0.264cm"/>
      <style:paragraph-properties style:writing-mode="lr-tb"/>
    </style:style>
    <style:style style:name="gr22" style:family="graphic" style:parent-style-name="standard">
      <style:graphic-properties svg:stroke-width="0.028cm" svg:stroke-color="#000000" draw:marker-start-width="0.242cm" draw:marker-end-width="0.242cm" draw:fill-color="#ff8000" draw:textarea-horizontal-align="justify" draw:textarea-vertical-align="middle" draw:auto-grow-height="false" fo:min-height="2.643cm" fo:min-width="0.742cm" fo:padding-top="0.139cm" fo:padding-bottom="0.139cm" fo:padding-left="0.264cm" fo:padding-right="0.264cm"/>
      <style:paragraph-properties style:writing-mode="lr-tb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 fo:min-height="6.036cm" fo:min-width="7.184cm"/>
    </style:style>
    <style:style style:name="gr2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174cm" fo:min-width="0.136cm" fo:padding-top="0.139cm" fo:padding-bottom="0.139cm" fo:padding-left="0.264cm" fo:padding-right="0.264cm" draw:shadow="hidden"/>
    </style:style>
    <style:style style:name="gr25" style:family="graphic" style:parent-style-name="standard">
      <style:graphic-properties draw:stroke="dash" draw:stroke-dash="Long_20_Dash" svg:stroke-width="0.028cm" svg:stroke-color="#000000" draw:marker-start-width="0.242cm" draw:marker-end-width="0.242cm" svg:stroke-linecap="butt" draw:fill-color="#cccccc" draw:textarea-horizontal-align="justify" draw:textarea-vertical-align="middle" draw:auto-grow-height="false" fo:min-height="4.802cm" fo:min-width="0cm" fo:padding-top="0.139cm" fo:padding-bottom="0.139cm" fo:padding-left="0.264cm" fo:padding-right="0.264cm"/>
    </style:style>
    <style:style style:name="gr26" style:family="graphic" style:parent-style-name="objectwithoutfill">
      <style:graphic-properties svg:stroke-width="0.018cm" svg:stroke-color="#000000" draw:marker-start-width="0.227cm" draw:marker-end="Rounded_20_short_20_Arrow" draw:marker-end-width="0.163cm" draw:fill="solid" draw:textarea-vertical-align="middle" fo:padding-top="0.134cm" fo:padding-bottom="0.134cm" fo:padding-left="0.259cm" fo:padding-right="0.259cm" draw:shadow-offset-x="0.203cm" draw:shadow-offset-y="0.2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style:paragraph-properties fo:text-align="center" style:writing-mode="lr-tb"/>
      <style:text-properties fo:font-size="8pt" fo:font-weight="bold"/>
    </style:style>
    <style:style style:name="P4" style:family="paragraph">
      <loext:graphic-properties draw:fill-color="#c5dca0"/>
      <style:paragraph-properties fo:text-align="center" style:writing-mode="lr-tb"/>
      <style:text-properties fo:font-size="8pt" fo:font-weight="bold"/>
    </style:style>
    <style:style style:name="P5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9pt" fo:font-weight="bold" style:font-size-asian="7pt" style:font-size-complex="7pt"/>
    </style:style>
    <style:style style:name="P8" style:family="paragraph">
      <loext:graphic-properties draw:fill="solid"/>
      <style:paragraph-properties fo:text-align="center" style:writing-mode="lr-tb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fo:font-size="7pt" style:font-size-asian="7pt" style:font-size-complex="7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7pt" fo:font-weight="bold" style:font-size-asian="7pt" style:font-size-complex="7pt"/>
    </style:style>
    <style:style style:name="P12" style:family="paragraph">
      <loext:graphic-properties draw:fill-color="#cccccc"/>
      <style:paragraph-properties fo:margin-top="0cm" fo:margin-bottom="0cm" fo:text-align="center" style:writing-mode="lr-tb"/>
      <style:text-properties fo:font-size="8pt" fo:font-weight="bold"/>
    </style:style>
    <style:style style:name="P13" style:family="paragraph">
      <loext:graphic-properties draw:fill-color="#ff8000"/>
      <style:paragraph-properties fo:text-align="center" style:writing-mode="lr-tb"/>
      <style:text-properties fo:font-size="8pt" fo:font-weight="bold"/>
    </style:style>
    <style:style style:name="P14" style:family="paragraph">
      <style:text-properties fo:font-size="7pt"/>
    </style:style>
    <style:style style:name="P15" style:family="paragraph">
      <style:paragraph-properties fo:text-align="center"/>
      <style:text-properties fo:font-size="9pt"/>
    </style:style>
    <style:style style:name="P16" style:family="paragraph">
      <style:paragraph-properties fo:text-align="end"/>
      <style:text-properties fo:font-size="7pt"/>
    </style:style>
    <style:style style:name="P17" style:family="paragraph">
      <style:paragraph-properties fo:text-align="center"/>
      <style:text-properties fo:font-size="7pt"/>
    </style:style>
    <style:style style:name="P18" style:family="paragraph">
      <loext:graphic-properties draw:fill="none" draw:fill-color="#ffffff"/>
      <style:paragraph-properties style:writing-mode="lr-tb"/>
      <style:text-properties fo:font-size="6pt" style:font-size-asian="7pt" style:font-size-complex="7pt"/>
    </style:style>
    <style:style style:name="T1" style:family="text">
      <style:text-properties fo:font-size="8pt" fo:font-weight="bold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9pt" fo:font-weight="bold" style:font-size-asian="7pt" style:font-size-complex="7pt"/>
    </style:style>
    <style:style style:name="T4" style:family="text">
      <style:text-properties fo:font-size="7pt" fo:font-weight="bold" style:font-size-asian="7pt" style:font-size-complex="7pt"/>
    </style:style>
    <style:style style:name="T5" style:family="text">
      <style:text-properties fo:font-size="6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9.271cm" svg:x="2.032cm" svg:y="6.4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3cm" svg:height="0.762cm" svg:x="15.24cm" svg:y="9.017cm">
          <text:p/>
          <draw:enhanced-geometry svg:viewBox="0 0 21600 21600" draw:text-areas="0 ?f0 ?f5 ?f2" draw:type="right-arrow" draw:modifiers="17582.1310875137 6143.119266055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2.73cm" svg:height="0.762cm" svg:x="15.24cm" svg:y="8.128cm">
          <text:p/>
          <draw:enhanced-geometry svg:viewBox="0 0 21600 21600" draw:text-areas="0 ?f0 ?f5 ?f2" draw:type="right-arrow" draw:modifiers="17582.1310875137 6143.119266055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3.175cm" svg:height="0.762cm" svg:x="10.16cm" svg:y="9.652cm">
          <text:p/>
          <draw:enhanced-geometry svg:viewBox="0 0 21600 21600" draw:text-areas="0 ?f0 ?f5 ?f2" draw:type="right-arrow" draw:modifiers="18317.864476386 5474.263261296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1.905cm" svg:height="4.191cm" svg:x="13.335cm" svg:y="7.239cm">
          <text:p text:style-name="P3"><text:span text:style-name="T1">Field</text:span></text:p>
          <text:p text:style-name="P3"><text:span text:style-name="T1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.032cm" svg:height="0.381cm" svg:x="6.477cm" svg:y="7.747cm">
          <draw:text-box>
            <text:p><text:span text:style-name="T2">cpuif_req</text:span></text:p>
          </draw:text-box>
        </draw:frame>
        <draw:frame draw:style-name="gr6" draw:text-style-name="P5" draw:layer="layout" svg:width="2.059cm" svg:height="0.381cm" svg:x="6.477cm" svg:y="8.255cm">
          <draw:text-box>
            <text:p><text:span text:style-name="T2">cpuif_req_is_wr</text:span></text:p>
          </draw:text-box>
        </draw:frame>
        <draw:frame draw:style-name="gr6" draw:text-style-name="P5" draw:layer="layout" svg:width="2.032cm" svg:height="0.381cm" svg:x="6.477cm" svg:y="9.652cm">
          <draw:text-box>
            <text:p><text:span text:style-name="T2">cpuif_addr[n:0]</text:span></text:p>
          </draw:text-box>
        </draw:frame>
        <draw:frame draw:style-name="gr7" draw:text-style-name="P5" draw:layer="layout" svg:width="2.159cm" svg:height="0.381cm" svg:x="6.477cm" svg:y="10.668cm">
          <draw:text-box>
            <text:p><text:span text:style-name="T2">cpuif_wr_data[n:0]</text:span></text:p>
          </draw:text-box>
        </draw:frame>
        <draw:frame draw:style-name="gr6" draw:text-style-name="P5" draw:layer="layout" svg:width="2.54cm" svg:height="0.383cm" svg:x="10.287cm" svg:y="7.747cm">
          <draw:text-box>
            <text:p><text:span text:style-name="T2">decoded_req</text:span></text:p>
          </draw:text-box>
        </draw:frame>
        <draw:frame draw:style-name="gr6" draw:text-style-name="P5" draw:layer="layout" svg:width="2.54cm" svg:height="0.383cm" svg:x="10.287cm" svg:y="8.257cm">
          <draw:text-box>
            <text:p><text:span text:style-name="T2">decoded_req_is_wr</text:span></text:p>
          </draw:text-box>
        </draw:frame>
        <draw:frame draw:style-name="gr8" draw:text-style-name="P5" draw:layer="layout" svg:width="2.667cm" svg:height="0.508cm" svg:x="10.287cm" svg:y="9.779cm">
          <draw:text-box>
            <text:p><text:span text:style-name="T2">decoded_reg_strb.{...}</text:span></text:p>
          </draw:text-box>
        </draw:frame>
        <draw:frame draw:style-name="gr9" draw:text-style-name="P5" draw:layer="layout" svg:width="2.667cm" svg:height="0.381cm" svg:x="10.287cm" svg:y="10.668cm">
          <draw:text-box>
            <text:p><text:span text:style-name="T2">decoded_wr_data[n:0]</text:span></text:p>
          </draw:text-box>
        </draw:frame>
        <draw:frame draw:style-name="gr8" draw:text-style-name="P7" draw:layer="layout" svg:width="1.924cm" svg:height="0.381cm" svg:x="11.303cm" svg:y="5.969cm">
          <draw:text-box>
            <text:p text:style-name="P6"><text:span text:style-name="T3">hwif_in.{...}</text:span></text:p>
          </draw:text-box>
        </draw:frame>
        <draw:frame draw:style-name="gr8" draw:text-style-name="P7" draw:layer="layout" svg:width="2.286cm" svg:height="0.381cm" svg:x="14.986cm" svg:y="5.969cm">
          <draw:text-box>
            <text:p text:style-name="P6"><text:span text:style-name="T3">hwif_out.{...}</text:span></text:p>
          </draw:text-box>
        </draw:frame>
        <draw:frame draw:style-name="gr7" draw:text-style-name="P5" draw:layer="layout" svg:width="2.286cm" svg:height="0.338cm" svg:x="6.604cm" svg:y="11.473cm">
          <draw:text-box>
            <text:p><text:span text:style-name="T2">cpuif_wr_ack</text:span></text:p>
          </draw:text-box>
        </draw:frame>
        <draw:frame draw:style-name="gr7" draw:text-style-name="P5" draw:layer="layout" svg:width="2.286cm" svg:height="0.338cm" svg:x="6.604cm" svg:y="12.489cm">
          <draw:text-box>
            <text:p><text:span text:style-name="T2">cpuif_rd_ack</text:span></text:p>
          </draw:text-box>
        </draw:frame>
        <draw:frame draw:style-name="gr7" draw:text-style-name="P5" draw:layer="layout" svg:width="2.286cm" svg:height="0.338cm" svg:x="6.604cm" svg:y="12.997cm">
          <draw:text-box>
            <text:p><text:span text:style-name="T2">cpuif_rd_err</text:span></text:p>
          </draw:text-box>
        </draw:frame>
        <draw:frame draw:style-name="gr7" draw:text-style-name="P5" draw:layer="layout" svg:width="2.286cm" svg:height="0.338cm" svg:x="6.604cm" svg:y="13.505cm">
          <draw:text-box>
            <text:p><text:span text:style-name="T2">cpuif_rd_data[n:0]</text:span></text:p>
          </draw:text-box>
        </draw:frame>
        <draw:line draw:style-name="gr10" draw:text-style-name="P8" draw:layer="layout" svg:x1="6.35cm" svg:y1="8.636cm" svg:x2="13.335cm" svg:y2="8.636cm">
          <text:p/>
        </draw:line>
        <draw:line draw:style-name="gr10" draw:text-style-name="P8" draw:layer="layout" svg:x1="6.35cm" svg:y1="10.033cm" svg:x2="8.636cm" svg:y2="10.033cm">
          <text:p/>
        </draw:line>
        <draw:line draw:style-name="gr11" draw:text-style-name="P8" draw:layer="layout" svg:x1="9.398cm" svg:y1="8.128cm" svg:x2="9.398cm" svg:y2="9.525cm">
          <text:p/>
        </draw:line>
        <draw:custom-shape draw:style-name="gr12" draw:text-style-name="P4" draw:layer="layout" svg:width="1.524cm" svg:height="1.016cm" svg:x="8.636cm" svg:y="9.525cm">
          <text:p text:style-name="P3"><text:span text:style-name="T1">Address</text:span></text:p>
          <text:p text:style-name="P3"><text:span text:style-name="T1">Decode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6.35cm" svg:y1="11.049cm" svg:x2="13.335cm" svg:y2="11.049cm">
          <text:p/>
        </draw:line>
        <draw:line draw:style-name="gr10" draw:text-style-name="P8" draw:layer="layout" svg:x1="6.35cm" svg:y1="8.128cm" svg:x2="13.335cm" svg:y2="8.128cm">
          <text:p/>
        </draw:line>
        <draw:polygon draw:style-name="gr13" draw:text-style-name="P2" draw:layer="layout" svg:width="1.27cm" svg:height="1.524cm" svg:x="12.065cm" svg:y="6.35cm" svg:viewBox="0 0 1271 1525" draw:points="781,802 781,1002 381,1002 381,0 0,0 0,1317 781,1317 781,1525 1271,1159">
          <text:p/>
        </draw:polygon>
        <draw:polygon draw:style-name="gr13" draw:text-style-name="P2" draw:layer="layout" svg:width="1.269cm" svg:height="1.396cm" svg:x="15.24cm" svg:y="6.35cm" svg:viewBox="0 0 1270 1397" draw:points="547,490 747,490 747,1079 0,1079 0,1397 1062,1397 1062,490 1270,490 904,0">
          <text:p/>
        </draw:polygon>
        <draw:frame draw:style-name="gr8" draw:text-style-name="P5" draw:layer="layout" svg:width="1.968cm" svg:height="0.381cm" svg:x="15.24cm" svg:y="8.318cm">
          <draw:text-box>
            <text:p><text:span text:style-name="T2">field_storage.{...}</text:span></text:p>
          </draw:text-box>
        </draw:frame>
        <draw:frame draw:style-name="gr8" draw:text-style-name="P5" draw:layer="layout" svg:width="1.968cm" svg:height="0.381cm" svg:x="15.24cm" svg:y="9.207cm">
          <draw:text-box>
            <text:p><text:span text:style-name="T2">field_combo.{...}</text:span></text:p>
          </draw:text-box>
        </draw:frame>
        <draw:custom-shape draw:style-name="gr14" draw:text-style-name="P2" draw:layer="layout" svg:width="2.73cm" svg:height="0.762cm" svg:x="15.24cm" svg:y="9.906cm">
          <text:p/>
          <draw:enhanced-geometry svg:viewBox="0 0 21600 21600" draw:text-areas="0 ?f0 ?f5 ?f2" draw:type="right-arrow" draw:modifiers="17582.1310875137 6143.119266055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5" draw:layer="layout" svg:width="2.576cm" svg:height="0.508cm" svg:x="15.267cm" svg:y="10.033cm">
          <draw:text-box>
            <text:p><text:span text:style-name="T2">decoded_reg_strb.{...}</text:span></text:p>
          </draw:text-box>
        </draw:frame>
        <draw:line draw:style-name="gr10" draw:text-style-name="P8" draw:layer="layout" svg:x1="9.144cm" svg:y1="11.811cm" svg:x2="6.35cm" svg:y2="11.811cm">
          <text:p/>
        </draw:line>
        <draw:line draw:style-name="gr10" draw:text-style-name="P8" draw:layer="layout" svg:x1="9.525cm" svg:y1="12.319cm" svg:x2="6.35cm" svg:y2="12.319cm">
          <text:p/>
        </draw:line>
        <draw:frame draw:style-name="gr7" draw:text-style-name="P5" draw:layer="layout" svg:width="2.286cm" svg:height="0.338cm" svg:x="6.604cm" svg:y="11.981cm">
          <draw:text-box>
            <text:p><text:span text:style-name="T2">cpuif_wr_err</text:span></text:p>
          </draw:text-box>
        </draw:frame>
        <draw:line draw:style-name="gr15" draw:text-style-name="P8" draw:layer="layout" svg:x1="9.144cm" svg:y1="10.541cm" svg:x2="9.144cm" svg:y2="11.811cm">
          <text:p/>
        </draw:line>
        <draw:line draw:style-name="gr15" draw:text-style-name="P8" draw:layer="layout" svg:x1="9.525cm" svg:y1="10.541cm" svg:x2="9.525cm" svg:y2="12.319cm">
          <text:p/>
        </draw:line>
        <draw:line draw:style-name="gr10" draw:text-style-name="P8" draw:layer="layout" svg:x1="18.034cm" svg:y1="12.827cm" svg:x2="14.097cm" svg:y2="12.827cm">
          <text:p/>
        </draw:line>
        <draw:line draw:style-name="gr10" draw:text-style-name="P8" draw:layer="layout" svg:x1="18.034cm" svg:y1="13.335cm" svg:x2="14.097cm" svg:y2="13.335cm">
          <text:p/>
        </draw:line>
        <draw:line draw:style-name="gr10" draw:text-style-name="P8" draw:layer="layout" svg:x1="18.034cm" svg:y1="13.843cm" svg:x2="14.097cm" svg:y2="13.843cm">
          <text:p/>
        </draw:line>
        <draw:frame draw:style-name="gr7" draw:text-style-name="P10" draw:layer="layout" svg:width="2.286cm" svg:height="0.338cm" svg:x="15.494cm" svg:y="12.489cm">
          <draw:text-box>
            <text:p text:style-name="P9"><text:span text:style-name="T2">readback_done</text:span></text:p>
          </draw:text-box>
        </draw:frame>
        <draw:frame draw:style-name="gr7" draw:text-style-name="P10" draw:layer="layout" svg:width="2.286cm" svg:height="0.338cm" svg:x="15.494cm" svg:y="12.997cm">
          <draw:text-box>
            <text:p text:style-name="P9"><text:span text:style-name="T2">readback_rd_err</text:span></text:p>
          </draw:text-box>
        </draw:frame>
        <draw:frame draw:style-name="gr7" draw:text-style-name="P10" draw:layer="layout" svg:width="2.54cm" svg:height="0.338cm" svg:x="15.24cm" svg:y="13.505cm">
          <draw:text-box>
            <text:p text:style-name="P9"><text:span text:style-name="T2">readback_rd_data[n:0]</text:span></text:p>
          </draw:text-box>
        </draw:frame>
        <draw:custom-shape draw:style-name="gr16" draw:text-style-name="P4" draw:layer="layout" svg:width="1.715cm" svg:height="6.604cm" svg:x="4.635cm" svg:y="7.62cm">
          <text:p text:style-name="P3"><text:span text:style-name="T1">CPU</text:span></text:p>
          <text:p text:style-name="P3"><text:span text:style-name="T1">Interface</text:span></text:p>
          <text:p text:style-name="P3"><text:span text:style-name="T1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1.651cm" svg:height="0.889cm" svg:x="2.975cm" svg:y="10.541cm">
          <text:p/>
          <draw:enhanced-geometry svg:viewBox="0 0 21600 21600" draw:text-areas="?f5 ?f1 ?f6 ?f3" draw:type="left-right-arrow" draw:modifiers="6406.77966101695 5630.5617977528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11" draw:layer="layout" svg:width="1.27cm" svg:height="0.381cm" svg:x="3.175cm" svg:y="10.795cm">
          <draw:text-box>
            <text:p text:style-name="P6"><text:span text:style-name="T4">CPUIF</text:span></text:p>
          </draw:text-box>
        </draw:frame>
        <draw:custom-shape draw:style-name="gr16" draw:text-style-name="P4" draw:layer="layout" svg:width="1.715cm" svg:height="6.604cm" svg:x="18.007cm" svg:y="7.62cm">
          <text:p text:style-name="P3"><text:span text:style-name="T1">Readback</text:span></text:p>
          <text:p text:style-name="P3"><text:span text:style-name="T1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0.381cm" svg:height="1.524cm" svg:x="13.716cm" svg:y="12.5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8" draw:layer="layout" svg:x1="13.716cm" svg:y1="12.827cm" svg:x2="6.35cm" svg:y2="12.827cm">
          <text:p/>
        </draw:line>
        <draw:line draw:style-name="gr10" draw:text-style-name="P8" draw:layer="layout" svg:x1="13.716cm" svg:y1="13.335cm" svg:x2="6.35cm" svg:y2="13.335cm">
          <text:p/>
        </draw:line>
        <draw:line draw:style-name="gr10" draw:text-style-name="P8" draw:layer="layout" svg:x1="13.716cm" svg:y1="13.843cm" svg:x2="6.35cm" svg:y2="13.843cm">
          <text:p/>
        </draw:line>
        <draw:frame draw:style-name="gr9" draw:text-style-name="P11" draw:layer="layout" svg:width="4.191cm" svg:height="0.635cm" svg:x="11.811cm" svg:y="14.097cm">
          <draw:text-box>
            <text:p text:style-name="P6"><text:span text:style-name="T4">Optional</text:span></text:p>
            <text:p text:style-name="P6"><text:span text:style-name="T4">if retime_read_response == True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17.78cm" svg:height="9.271cm" svg:x="2.632cm" svg:y="5.57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2.73cm" svg:height="0.762cm" svg:x="15.24cm" svg:y="9.017cm">
          <text:p/>
          <draw:enhanced-geometry svg:viewBox="0 0 21600 21600" draw:text-areas="0 ?f0 ?f5 ?f2" draw:type="right-arrow" draw:modifiers="17582.1310875137 6143.119266055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" draw:layer="layout" svg:width="2.73cm" svg:height="0.762cm" svg:x="15.24cm" svg:y="8.128cm">
          <text:p/>
          <draw:enhanced-geometry svg:viewBox="0 0 21600 21600" draw:text-areas="0 ?f0 ?f5 ?f2" draw:type="right-arrow" draw:modifiers="17582.1310875137 6143.119266055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3.175cm" svg:height="0.762cm" svg:x="10.16cm" svg:y="9.652cm">
          <text:p/>
          <draw:enhanced-geometry svg:viewBox="0 0 21600 21600" draw:text-areas="0 ?f0 ?f5 ?f2" draw:type="right-arrow" draw:modifiers="18317.864476386 5474.263261296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1.905cm" svg:height="4.191cm" svg:x="13.335cm" svg:y="7.239cm">
          <text:p text:style-name="P3"><text:span text:style-name="T1">Field</text:span></text:p>
          <text:p text:style-name="P3"><text:span text:style-name="T1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.032cm" svg:height="0.381cm" svg:x="6.477cm" svg:y="7.747cm">
          <draw:text-box>
            <text:p><text:span text:style-name="T2">cpuif_req</text:span></text:p>
          </draw:text-box>
        </draw:frame>
        <draw:frame draw:style-name="gr6" draw:text-style-name="P5" draw:layer="layout" svg:width="2.059cm" svg:height="0.381cm" svg:x="6.477cm" svg:y="8.255cm">
          <draw:text-box>
            <text:p><text:span text:style-name="T2">cpuif_req_is_wr</text:span></text:p>
          </draw:text-box>
        </draw:frame>
        <draw:frame draw:style-name="gr6" draw:text-style-name="P5" draw:layer="layout" svg:width="2.032cm" svg:height="0.381cm" svg:x="6.477cm" svg:y="9.652cm">
          <draw:text-box>
            <text:p><text:span text:style-name="T2">cpuif_addr[n:0]</text:span></text:p>
          </draw:text-box>
        </draw:frame>
        <draw:frame draw:style-name="gr7" draw:text-style-name="P5" draw:layer="layout" svg:width="2.159cm" svg:height="0.381cm" svg:x="6.477cm" svg:y="10.668cm">
          <draw:text-box>
            <text:p><text:span text:style-name="T2">cpuif_wr_data[n:0]</text:span></text:p>
          </draw:text-box>
        </draw:frame>
        <draw:frame draw:style-name="gr8" draw:text-style-name="P7" draw:layer="layout" svg:width="1.924cm" svg:height="0.381cm" svg:x="11.303cm" svg:y="5.969cm">
          <draw:text-box>
            <text:p text:style-name="P6"><text:span text:style-name="T3">hwif_in.{...}</text:span></text:p>
          </draw:text-box>
        </draw:frame>
        <draw:frame draw:style-name="gr8" draw:text-style-name="P7" draw:layer="layout" svg:width="2.286cm" svg:height="0.381cm" svg:x="14.986cm" svg:y="5.969cm">
          <draw:text-box>
            <text:p text:style-name="P6"><text:span text:style-name="T3">hwif_out.{...}</text:span></text:p>
          </draw:text-box>
        </draw:frame>
        <draw:frame draw:style-name="gr7" draw:text-style-name="P5" draw:layer="layout" svg:width="2.286cm" svg:height="0.338cm" svg:x="6.604cm" svg:y="11.473cm">
          <draw:text-box>
            <text:p><text:span text:style-name="T2">cpuif_wr_ack</text:span></text:p>
          </draw:text-box>
        </draw:frame>
        <draw:frame draw:style-name="gr7" draw:text-style-name="P5" draw:layer="layout" svg:width="2.286cm" svg:height="0.338cm" svg:x="6.604cm" svg:y="12.489cm">
          <draw:text-box>
            <text:p><text:span text:style-name="T2">cpuif_rd_ack</text:span></text:p>
          </draw:text-box>
        </draw:frame>
        <draw:frame draw:style-name="gr7" draw:text-style-name="P5" draw:layer="layout" svg:width="2.286cm" svg:height="0.338cm" svg:x="6.604cm" svg:y="12.997cm">
          <draw:text-box>
            <text:p><text:span text:style-name="T2">cpuif_rd_err</text:span></text:p>
          </draw:text-box>
        </draw:frame>
        <draw:frame draw:style-name="gr7" draw:text-style-name="P5" draw:layer="layout" svg:width="2.286cm" svg:height="0.338cm" svg:x="6.604cm" svg:y="13.505cm">
          <draw:text-box>
            <text:p><text:span text:style-name="T2">cpuif_rd_data[n:0]</text:span></text:p>
          </draw:text-box>
        </draw:frame>
        <draw:line draw:style-name="gr10" draw:text-style-name="P8" draw:layer="layout" svg:x1="6.35cm" svg:y1="8.636cm" svg:x2="13.335cm" svg:y2="8.636cm">
          <text:p/>
        </draw:line>
        <draw:line draw:style-name="gr10" draw:text-style-name="P8" draw:layer="layout" svg:x1="6.35cm" svg:y1="10.033cm" svg:x2="8.636cm" svg:y2="10.033cm">
          <text:p/>
        </draw:line>
        <draw:line draw:style-name="gr11" draw:text-style-name="P8" draw:layer="layout" svg:x1="9.398cm" svg:y1="8.128cm" svg:x2="9.398cm" svg:y2="9.525cm">
          <text:p/>
        </draw:line>
        <draw:custom-shape draw:style-name="gr12" draw:text-style-name="P4" draw:layer="layout" svg:width="1.524cm" svg:height="1.016cm" svg:x="8.636cm" svg:y="9.525cm">
          <text:p text:style-name="P3"><text:span text:style-name="T1">Address</text:span></text:p>
          <text:p text:style-name="P3"><text:span text:style-name="T1">Decode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6.35cm" svg:y1="11.049cm" svg:x2="13.335cm" svg:y2="11.049cm">
          <text:p/>
        </draw:line>
        <draw:line draw:style-name="gr10" draw:text-style-name="P8" draw:layer="layout" svg:x1="6.35cm" svg:y1="8.128cm" svg:x2="13.335cm" svg:y2="8.128cm">
          <text:p/>
        </draw:line>
        <draw:polygon draw:style-name="gr13" draw:text-style-name="P2" draw:layer="layout" svg:width="1.27cm" svg:height="1.524cm" svg:x="12.065cm" svg:y="6.35cm" svg:viewBox="0 0 1271 1525" draw:points="781,802 781,1002 381,1002 381,0 0,0 0,1317 781,1317 781,1525 1271,1159">
          <text:p/>
        </draw:polygon>
        <draw:polygon draw:style-name="gr13" draw:text-style-name="P2" draw:layer="layout" svg:width="1.269cm" svg:height="1.396cm" svg:x="15.24cm" svg:y="6.35cm" svg:viewBox="0 0 1270 1397" draw:points="547,490 747,490 747,1079 0,1079 0,1397 1062,1397 1062,490 1270,490 904,0">
          <text:p/>
        </draw:polygon>
        <draw:frame draw:style-name="gr8" draw:text-style-name="P5" draw:layer="layout" svg:width="1.968cm" svg:height="0.381cm" svg:x="15.24cm" svg:y="8.318cm">
          <draw:text-box>
            <text:p><text:span text:style-name="T2">field_storage.{...}</text:span></text:p>
          </draw:text-box>
        </draw:frame>
        <draw:frame draw:style-name="gr8" draw:text-style-name="P5" draw:layer="layout" svg:width="1.968cm" svg:height="0.381cm" svg:x="15.24cm" svg:y="9.207cm">
          <draw:text-box>
            <text:p><text:span text:style-name="T2">field_combo.{...}</text:span></text:p>
          </draw:text-box>
        </draw:frame>
        <draw:custom-shape draw:style-name="gr19" draw:text-style-name="P2" draw:layer="layout" svg:width="2.73cm" svg:height="0.762cm" svg:x="15.24cm" svg:y="9.906cm">
          <text:p/>
          <draw:enhanced-geometry svg:viewBox="0 0 21600 21600" draw:text-areas="0 ?f0 ?f5 ?f2" draw:type="right-arrow" draw:modifiers="17582.1310875137 6143.119266055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5" draw:layer="layout" svg:width="2.576cm" svg:height="0.508cm" svg:x="15.267cm" svg:y="10.033cm">
          <draw:text-box>
            <text:p><text:span text:style-name="T2">decoded_reg_strb.{...}</text:span></text:p>
          </draw:text-box>
        </draw:frame>
        <draw:line draw:style-name="gr10" draw:text-style-name="P8" draw:layer="layout" svg:x1="9.144cm" svg:y1="11.811cm" svg:x2="6.35cm" svg:y2="11.811cm">
          <text:p/>
        </draw:line>
        <draw:line draw:style-name="gr10" draw:text-style-name="P8" draw:layer="layout" svg:x1="9.525cm" svg:y1="12.319cm" svg:x2="6.35cm" svg:y2="12.319cm">
          <text:p/>
        </draw:line>
        <draw:frame draw:style-name="gr7" draw:text-style-name="P5" draw:layer="layout" svg:width="2.286cm" svg:height="0.338cm" svg:x="6.604cm" svg:y="11.981cm">
          <draw:text-box>
            <text:p><text:span text:style-name="T2">cpuif_wr_err</text:span></text:p>
          </draw:text-box>
        </draw:frame>
        <draw:line draw:style-name="gr15" draw:text-style-name="P8" draw:layer="layout" svg:x1="9.144cm" svg:y1="10.541cm" svg:x2="9.144cm" svg:y2="11.811cm">
          <text:p/>
        </draw:line>
        <draw:line draw:style-name="gr15" draw:text-style-name="P8" draw:layer="layout" svg:x1="9.525cm" svg:y1="10.541cm" svg:x2="9.525cm" svg:y2="12.319cm">
          <text:p/>
        </draw:line>
        <draw:line draw:style-name="gr10" draw:text-style-name="P8" draw:layer="layout" svg:x1="18.034cm" svg:y1="12.827cm" svg:x2="14.097cm" svg:y2="12.827cm">
          <text:p/>
        </draw:line>
        <draw:line draw:style-name="gr10" draw:text-style-name="P8" draw:layer="layout" svg:x1="18.034cm" svg:y1="13.335cm" svg:x2="14.097cm" svg:y2="13.335cm">
          <text:p/>
        </draw:line>
        <draw:line draw:style-name="gr10" draw:text-style-name="P8" draw:layer="layout" svg:x1="18.034cm" svg:y1="13.843cm" svg:x2="14.097cm" svg:y2="13.843cm">
          <text:p/>
        </draw:line>
        <draw:frame draw:style-name="gr7" draw:text-style-name="P10" draw:layer="layout" svg:width="2.286cm" svg:height="0.338cm" svg:x="15.494cm" svg:y="12.489cm">
          <draw:text-box>
            <text:p text:style-name="P9"><text:span text:style-name="T2">readback_done</text:span></text:p>
          </draw:text-box>
        </draw:frame>
        <draw:frame draw:style-name="gr7" draw:text-style-name="P10" draw:layer="layout" svg:width="2.286cm" svg:height="0.338cm" svg:x="15.494cm" svg:y="12.997cm">
          <draw:text-box>
            <text:p text:style-name="P9"><text:span text:style-name="T2">readback_rd_err</text:span></text:p>
          </draw:text-box>
        </draw:frame>
        <draw:frame draw:style-name="gr7" draw:text-style-name="P10" draw:layer="layout" svg:width="2.54cm" svg:height="0.338cm" svg:x="15.24cm" svg:y="13.505cm">
          <draw:text-box>
            <text:p text:style-name="P9"><text:span text:style-name="T2">readback_rd_data[n:0]</text:span></text:p>
          </draw:text-box>
        </draw:frame>
        <draw:custom-shape draw:style-name="gr16" draw:text-style-name="P4" draw:layer="layout" svg:width="1.715cm" svg:height="6.604cm" svg:x="4.635cm" svg:y="7.62cm">
          <text:p text:style-name="P3"><text:span text:style-name="T1">CPU</text:span></text:p>
          <text:p text:style-name="P3"><text:span text:style-name="T1">Interface</text:span></text:p>
          <text:p text:style-name="P3"><text:span text:style-name="T1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1.651cm" svg:height="0.889cm" svg:x="2.975cm" svg:y="10.541cm">
          <text:p/>
          <draw:enhanced-geometry svg:viewBox="0 0 21600 21600" draw:text-areas="?f5 ?f1 ?f6 ?f3" draw:type="left-right-arrow" draw:modifiers="6406.77966101695 5630.5617977528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11" draw:layer="layout" svg:width="1.27cm" svg:height="0.381cm" svg:x="3.175cm" svg:y="10.795cm">
          <draw:text-box>
            <text:p text:style-name="P6"><text:span text:style-name="T4">CPUIF</text:span></text:p>
          </draw:text-box>
        </draw:frame>
        <draw:custom-shape draw:style-name="gr16" draw:text-style-name="P4" draw:layer="layout" svg:width="1.715cm" svg:height="6.604cm" svg:x="18.007cm" svg:y="7.62cm">
          <text:p text:style-name="P3"><text:span text:style-name="T1">Readback</text:span></text:p>
          <text:p text:style-name="P3"><text:span text:style-name="T1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0.381cm" svg:height="1.524cm" svg:x="13.716cm" svg:y="12.5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8" draw:layer="layout" svg:x1="13.716cm" svg:y1="12.827cm" svg:x2="6.35cm" svg:y2="12.827cm">
          <text:p/>
        </draw:line>
        <draw:line draw:style-name="gr10" draw:text-style-name="P8" draw:layer="layout" svg:x1="13.716cm" svg:y1="13.335cm" svg:x2="6.35cm" svg:y2="13.335cm">
          <text:p/>
        </draw:line>
        <draw:line draw:style-name="gr10" draw:text-style-name="P8" draw:layer="layout" svg:x1="13.716cm" svg:y1="13.843cm" svg:x2="6.35cm" svg:y2="13.843cm">
          <text:p/>
        </draw:line>
        <draw:custom-shape draw:style-name="gr21" draw:text-style-name="P13" draw:layer="layout" svg:width="1.27cm" svg:height="4.191cm" svg:x="10.541cm" svg:y="7.429cm">
          <text:p text:style-name="P3"><text:span text:style-name="T1">Write</text:span></text:p>
          <text:p text:style-name="P3"><text:span text:style-name="T1">Buff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17.78cm" svg:height="9.271cm" svg:x="2.732cm" svg:y="5.77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2.73cm" svg:height="0.762cm" svg:x="15.24cm" svg:y="9.017cm">
          <text:p/>
          <draw:enhanced-geometry svg:viewBox="0 0 21600 21600" draw:text-areas="0 ?f0 ?f5 ?f2" draw:type="right-arrow" draw:modifiers="17582.1310875137 6143.119266055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" draw:layer="layout" svg:width="2.73cm" svg:height="0.762cm" svg:x="15.24cm" svg:y="8.128cm">
          <text:p/>
          <draw:enhanced-geometry svg:viewBox="0 0 21600 21600" draw:text-areas="0 ?f0 ?f5 ?f2" draw:type="right-arrow" draw:modifiers="17582.1310875137 6143.119266055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3.175cm" svg:height="0.762cm" svg:x="10.16cm" svg:y="9.652cm">
          <text:p/>
          <draw:enhanced-geometry svg:viewBox="0 0 21600 21600" draw:text-areas="0 ?f0 ?f5 ?f2" draw:type="right-arrow" draw:modifiers="18317.864476386 5474.263261296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1.905cm" svg:height="4.191cm" svg:x="13.335cm" svg:y="7.239cm">
          <text:p text:style-name="P3"><text:span text:style-name="T1">Field</text:span></text:p>
          <text:p text:style-name="P3"><text:span text:style-name="T1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.032cm" svg:height="0.381cm" svg:x="6.477cm" svg:y="7.747cm">
          <draw:text-box>
            <text:p text:style-name="P14"><text:span text:style-name="T2">cpuif_req</text:span></text:p>
          </draw:text-box>
        </draw:frame>
        <draw:frame draw:style-name="gr6" draw:text-style-name="P5" draw:layer="layout" svg:width="2.059cm" svg:height="0.381cm" svg:x="6.477cm" svg:y="8.255cm">
          <draw:text-box>
            <text:p text:style-name="P14"><text:span text:style-name="T2">cpuif_req_is_wr</text:span></text:p>
          </draw:text-box>
        </draw:frame>
        <draw:frame draw:style-name="gr6" draw:text-style-name="P5" draw:layer="layout" svg:width="2.032cm" svg:height="0.381cm" svg:x="6.477cm" svg:y="9.652cm">
          <draw:text-box>
            <text:p text:style-name="P14"><text:span text:style-name="T2">cpuif_addr[n:0]</text:span></text:p>
          </draw:text-box>
        </draw:frame>
        <draw:frame draw:style-name="gr7" draw:text-style-name="P5" draw:layer="layout" svg:width="2.159cm" svg:height="0.381cm" svg:x="6.477cm" svg:y="10.668cm">
          <draw:text-box>
            <text:p text:style-name="P14"><text:span text:style-name="T2">cpuif_wr_data[n:0]</text:span></text:p>
          </draw:text-box>
        </draw:frame>
        <draw:frame draw:style-name="gr6" draw:text-style-name="P5" draw:layer="layout" svg:width="2.54cm" svg:height="0.383cm" svg:x="10.287cm" svg:y="7.747cm">
          <draw:text-box>
            <text:p text:style-name="P14"><text:span text:style-name="T2">decoded_req</text:span></text:p>
          </draw:text-box>
        </draw:frame>
        <draw:frame draw:style-name="gr6" draw:text-style-name="P5" draw:layer="layout" svg:width="2.54cm" svg:height="0.383cm" svg:x="10.287cm" svg:y="8.257cm">
          <draw:text-box>
            <text:p text:style-name="P14"><text:span text:style-name="T2">decoded_req_is_wr</text:span></text:p>
          </draw:text-box>
        </draw:frame>
        <draw:frame draw:style-name="gr8" draw:text-style-name="P5" draw:layer="layout" svg:width="2.667cm" svg:height="0.508cm" svg:x="10.287cm" svg:y="9.779cm">
          <draw:text-box>
            <text:p text:style-name="P14"><text:span text:style-name="T2">decoded_reg_strb.{...}</text:span></text:p>
          </draw:text-box>
        </draw:frame>
        <draw:frame draw:style-name="gr9" draw:text-style-name="P5" draw:layer="layout" svg:width="2.667cm" svg:height="0.381cm" svg:x="10.287cm" svg:y="10.668cm">
          <draw:text-box>
            <text:p text:style-name="P14"><text:span text:style-name="T2">decoded_wr_data[n:0]</text:span></text:p>
          </draw:text-box>
        </draw:frame>
        <draw:frame draw:style-name="gr8" draw:text-style-name="P7" draw:layer="layout" svg:width="1.924cm" svg:height="0.381cm" svg:x="11.303cm" svg:y="5.969cm">
          <draw:text-box>
            <text:p text:style-name="P15"><text:span text:style-name="T3">hwif_in.{...}</text:span></text:p>
          </draw:text-box>
        </draw:frame>
        <draw:frame draw:style-name="gr8" draw:text-style-name="P7" draw:layer="layout" svg:width="2.286cm" svg:height="0.381cm" svg:x="14.986cm" svg:y="5.969cm">
          <draw:text-box>
            <text:p text:style-name="P15"><text:span text:style-name="T3">hwif_out.{...}</text:span></text:p>
          </draw:text-box>
        </draw:frame>
        <draw:frame draw:style-name="gr7" draw:text-style-name="P5" draw:layer="layout" svg:width="2.286cm" svg:height="0.338cm" svg:x="6.604cm" svg:y="11.473cm">
          <draw:text-box>
            <text:p text:style-name="P14"><text:span text:style-name="T2">cpuif_wr_ack</text:span></text:p>
          </draw:text-box>
        </draw:frame>
        <draw:frame draw:style-name="gr7" draw:text-style-name="P5" draw:layer="layout" svg:width="2.286cm" svg:height="0.338cm" svg:x="6.604cm" svg:y="12.489cm">
          <draw:text-box>
            <text:p text:style-name="P14"><text:span text:style-name="T2">cpuif_rd_ack</text:span></text:p>
          </draw:text-box>
        </draw:frame>
        <draw:frame draw:style-name="gr7" draw:text-style-name="P5" draw:layer="layout" svg:width="2.286cm" svg:height="0.338cm" svg:x="6.604cm" svg:y="12.997cm">
          <draw:text-box>
            <text:p text:style-name="P14"><text:span text:style-name="T2">cpuif_rd_err</text:span></text:p>
          </draw:text-box>
        </draw:frame>
        <draw:frame draw:style-name="gr7" draw:text-style-name="P5" draw:layer="layout" svg:width="2.286cm" svg:height="0.338cm" svg:x="6.604cm" svg:y="13.505cm">
          <draw:text-box>
            <text:p text:style-name="P14"><text:span text:style-name="T2">cpuif_rd_data[n:0]</text:span></text:p>
          </draw:text-box>
        </draw:frame>
        <draw:line draw:style-name="gr10" draw:text-style-name="P8" draw:layer="layout" svg:x1="6.35cm" svg:y1="8.636cm" svg:x2="13.335cm" svg:y2="8.636cm">
          <text:p/>
        </draw:line>
        <draw:line draw:style-name="gr10" draw:text-style-name="P8" draw:layer="layout" svg:x1="6.35cm" svg:y1="10.033cm" svg:x2="8.636cm" svg:y2="10.033cm">
          <text:p/>
        </draw:line>
        <draw:line draw:style-name="gr11" draw:text-style-name="P8" draw:layer="layout" svg:x1="9.398cm" svg:y1="8.128cm" svg:x2="9.398cm" svg:y2="9.525cm">
          <text:p/>
        </draw:line>
        <draw:custom-shape draw:style-name="gr12" draw:text-style-name="P4" draw:layer="layout" svg:width="1.524cm" svg:height="1.016cm" svg:x="8.636cm" svg:y="9.525cm">
          <text:p text:style-name="P3"><text:span text:style-name="T1">Address</text:span></text:p>
          <text:p text:style-name="P3"><text:span text:style-name="T1">Decode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6.35cm" svg:y1="11.049cm" svg:x2="13.335cm" svg:y2="11.049cm">
          <text:p/>
        </draw:line>
        <draw:line draw:style-name="gr10" draw:text-style-name="P8" draw:layer="layout" svg:x1="6.35cm" svg:y1="8.128cm" svg:x2="13.335cm" svg:y2="8.128cm">
          <text:p/>
        </draw:line>
        <draw:polygon draw:style-name="gr13" draw:text-style-name="P2" draw:layer="layout" svg:width="1.27cm" svg:height="1.524cm" svg:x="12.065cm" svg:y="6.35cm" svg:viewBox="0 0 1271 1525" draw:points="781,802 781,1002 381,1002 381,0 0,0 0,1317 781,1317 781,1525 1271,1159">
          <text:p/>
        </draw:polygon>
        <draw:polygon draw:style-name="gr13" draw:text-style-name="P2" draw:layer="layout" svg:width="1.269cm" svg:height="1.396cm" svg:x="15.24cm" svg:y="6.35cm" svg:viewBox="0 0 1270 1397" draw:points="547,490 747,490 747,1079 0,1079 0,1397 1062,1397 1062,490 1270,490 904,0">
          <text:p/>
        </draw:polygon>
        <draw:custom-shape draw:style-name="gr19" draw:text-style-name="P2" draw:layer="layout" svg:width="2.73cm" svg:height="0.762cm" svg:x="15.24cm" svg:y="9.906cm">
          <text:p/>
          <draw:enhanced-geometry svg:viewBox="0 0 21600 21600" draw:text-areas="0 ?f0 ?f5 ?f2" draw:type="right-arrow" draw:modifiers="17582.1310875137 6143.119266055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0" draw:text-style-name="P8" draw:layer="layout" svg:x1="9.144cm" svg:y1="11.811cm" svg:x2="6.35cm" svg:y2="11.811cm">
          <text:p/>
        </draw:line>
        <draw:line draw:style-name="gr10" draw:text-style-name="P8" draw:layer="layout" svg:x1="9.525cm" svg:y1="12.319cm" svg:x2="6.35cm" svg:y2="12.319cm">
          <text:p/>
        </draw:line>
        <draw:frame draw:style-name="gr7" draw:text-style-name="P5" draw:layer="layout" svg:width="2.286cm" svg:height="0.338cm" svg:x="6.604cm" svg:y="11.981cm">
          <draw:text-box>
            <text:p text:style-name="P14"><text:span text:style-name="T2">cpuif_wr_err</text:span></text:p>
          </draw:text-box>
        </draw:frame>
        <draw:line draw:style-name="gr15" draw:text-style-name="P8" draw:layer="layout" svg:x1="9.144cm" svg:y1="10.541cm" svg:x2="9.144cm" svg:y2="11.811cm">
          <text:p/>
        </draw:line>
        <draw:line draw:style-name="gr15" draw:text-style-name="P8" draw:layer="layout" svg:x1="9.525cm" svg:y1="10.541cm" svg:x2="9.525cm" svg:y2="12.319cm">
          <text:p/>
        </draw:line>
        <draw:line draw:style-name="gr10" draw:text-style-name="P8" draw:layer="layout" svg:x1="18.034cm" svg:y1="12.827cm" svg:x2="14.097cm" svg:y2="12.827cm">
          <text:p/>
        </draw:line>
        <draw:line draw:style-name="gr10" draw:text-style-name="P8" draw:layer="layout" svg:x1="18.034cm" svg:y1="13.335cm" svg:x2="14.097cm" svg:y2="13.335cm">
          <text:p/>
        </draw:line>
        <draw:line draw:style-name="gr10" draw:text-style-name="P8" draw:layer="layout" svg:x1="18.034cm" svg:y1="13.843cm" svg:x2="14.097cm" svg:y2="13.843cm">
          <text:p/>
        </draw:line>
        <draw:frame draw:style-name="gr7" draw:text-style-name="P10" draw:layer="layout" svg:width="2.286cm" svg:height="0.338cm" svg:x="15.494cm" svg:y="12.489cm">
          <draw:text-box>
            <text:p text:style-name="P16"><text:span text:style-name="T2">readback_done</text:span></text:p>
          </draw:text-box>
        </draw:frame>
        <draw:frame draw:style-name="gr7" draw:text-style-name="P10" draw:layer="layout" svg:width="2.286cm" svg:height="0.338cm" svg:x="15.494cm" svg:y="12.997cm">
          <draw:text-box>
            <text:p text:style-name="P16"><text:span text:style-name="T2">readback_rd_err</text:span></text:p>
          </draw:text-box>
        </draw:frame>
        <draw:frame draw:style-name="gr7" draw:text-style-name="P10" draw:layer="layout" svg:width="2.54cm" svg:height="0.338cm" svg:x="15.24cm" svg:y="13.505cm">
          <draw:text-box>
            <text:p text:style-name="P16"><text:span text:style-name="T2">readback_rd_data[n:0]</text:span></text:p>
          </draw:text-box>
        </draw:frame>
        <draw:custom-shape draw:style-name="gr16" draw:text-style-name="P4" draw:layer="layout" svg:width="1.715cm" svg:height="6.604cm" svg:x="4.635cm" svg:y="7.62cm">
          <text:p text:style-name="P3"><text:span text:style-name="T1">CPU</text:span></text:p>
          <text:p text:style-name="P3"><text:span text:style-name="T1">Interface</text:span></text:p>
          <text:p text:style-name="P3"><text:span text:style-name="T1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1.651cm" svg:height="0.889cm" svg:x="2.975cm" svg:y="10.541cm">
          <text:p/>
          <draw:enhanced-geometry svg:viewBox="0 0 21600 21600" draw:text-areas="?f5 ?f1 ?f6 ?f3" draw:type="left-right-arrow" draw:modifiers="6406.77966101695 5630.5617977528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11" draw:layer="layout" svg:width="1.27cm" svg:height="0.381cm" svg:x="3.175cm" svg:y="10.795cm">
          <draw:text-box>
            <text:p text:style-name="P17"><text:span text:style-name="T4">CPUIF</text:span></text:p>
          </draw:text-box>
        </draw:frame>
        <draw:custom-shape draw:style-name="gr16" draw:text-style-name="P4" draw:layer="layout" svg:width="1.715cm" svg:height="6.604cm" svg:x="18.007cm" svg:y="7.62cm">
          <text:p text:style-name="P3"><text:span text:style-name="T1">Readback</text:span></text:p>
          <text:p text:style-name="P3"><text:span text:style-name="T1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0.381cm" svg:height="1.524cm" svg:x="13.716cm" svg:y="12.5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8" draw:layer="layout" svg:x1="13.716cm" svg:y1="12.827cm" svg:x2="6.35cm" svg:y2="12.827cm">
          <text:p/>
        </draw:line>
        <draw:line draw:style-name="gr10" draw:text-style-name="P8" draw:layer="layout" svg:x1="13.716cm" svg:y1="13.335cm" svg:x2="6.35cm" svg:y2="13.335cm">
          <text:p/>
        </draw:line>
        <draw:line draw:style-name="gr10" draw:text-style-name="P8" draw:layer="layout" svg:x1="13.716cm" svg:y1="13.843cm" svg:x2="6.35cm" svg:y2="13.843cm">
          <text:p/>
        </draw:line>
        <draw:custom-shape draw:style-name="gr22" draw:text-style-name="P13" draw:layer="layout" svg:width="1.27cm" svg:height="2.921cm" svg:x="15.684cm" svg:y="7.937cm">
          <text:p text:style-name="P3"><text:span text:style-name="T1">Read</text:span></text:p>
          <text:p text:style-name="P3"><text:span text:style-name="T1">Buff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custom-shape draw:style-name="gr23" draw:text-style-name="P1" draw:layer="layout" svg:width="7.684cm" svg:height="6.286cm" svg:x="5.778cm" svg:y="8.763cm">
          <text:p/>
          <draw:enhanced-geometry svg:viewBox="0 0 21600 21600" draw:type="rectangle" draw:enhanced-path="M 0 0 L 21600 0 21600 21600 0 21600 0 0 Z N"/>
        </draw:custom-shape>
        <draw:path draw:style-name="gr24" draw:text-style-name="P1" draw:layer="layout" svg:width="0.507cm" svg:height="0.507cm" draw:transform="rotate (-1.5707963267949) translate (8.89031141855473cm 9.14373333783519cm)" svg:viewBox="0 0 508 508" svg:d="M254 0c51 0 254 56 254 339 0 56 0 113 0 169-169 0-338 0-508 0 0-56 0-113 0-169 0-283 204-339 254-339z">
          <text:p/>
        </draw:path>
        <draw:custom-shape draw:style-name="gr25" draw:text-style-name="P12" draw:layer="layout" svg:width="0.381cm" svg:height="5.08cm" svg:x="9.969cm" svg:y="9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8" draw:layer="layout" svg:width="2.032cm" svg:height="0.254cm" svg:x="6.096cm" svg:y="9.017cm">
          <draw:text-box>
            <text:p><text:span text:style-name="T5">reg_strb.&lt;reg1&gt;</text:span></text:p>
          </draw:text-box>
        </draw:frame>
        <draw:line draw:style-name="gr26" draw:text-style-name="P8" draw:layer="layout" svg:x1="6.096cm" svg:y1="9.271cm" svg:x2="8.382cm" svg:y2="9.271cm">
          <text:p/>
        </draw:line>
        <draw:frame draw:style-name="gr6" draw:text-style-name="P18" draw:layer="layout" svg:width="2.032cm" svg:height="0.254cm" svg:x="6.096cm" svg:y="9.271cm">
          <draw:text-box>
            <text:p><text:span text:style-name="T5">&lt;reg1&gt;</text:span></text:p>
          </draw:text-box>
        </draw:frame>
        <draw:line draw:style-name="gr10" draw:text-style-name="P8" draw:layer="layout" svg:x1="6.096cm" svg:y1="9.525cm" svg:x2="8.382cm" svg:y2="9.525cm">
          <text:p/>
        </draw:line>
        <draw:line draw:style-name="gr15" draw:text-style-name="P8" draw:layer="layout" svg:x1="9.017cm" svg:y1="9.525cm" svg:x2="9.271cm" svg:y2="9.525cm">
          <text:p/>
        </draw:line>
        <draw:line draw:style-name="gr15" draw:text-style-name="P8" draw:layer="layout" svg:x1="9.017cm" svg:y1="9.906cm" svg:x2="9.271cm" svg:y2="9.906cm">
          <text:p/>
        </draw:line>
        <draw:line draw:style-name="gr15" draw:text-style-name="P8" draw:layer="layout" svg:x1="8.89cm" svg:y1="9.398cm" svg:x2="9.017cm" svg:y2="9.398cm">
          <text:p/>
        </draw:line>
        <draw:line draw:style-name="gr15" draw:text-style-name="P8" draw:layer="layout" svg:x1="9.017cm" svg:y1="9.398cm" svg:x2="9.017cm" svg:y2="9.525cm">
          <text:p/>
        </draw:line>
        <draw:line draw:style-name="gr15" draw:text-style-name="P8" draw:layer="layout" svg:x1="9.017cm" svg:y1="9.906cm" svg:x2="9.017cm" svg:y2="10.033cm">
          <text:p/>
        </draw:line>
        <draw:line draw:style-name="gr15" draw:text-style-name="P8" draw:layer="layout" svg:x1="8.89cm" svg:y1="10.033cm" svg:x2="9.017cm" svg:y2="10.033cm">
          <text:p/>
        </draw:line>
        <draw:path draw:style-name="gr24" draw:text-style-name="P1" draw:layer="layout" svg:width="0.634cm" svg:height="0.634cm" draw:transform="rotate (-1.5707963267949) translate (9.84233324586723cm 9.398cm)" svg:viewBox="0 0 635 635" svg:d="M317 0c318 191 318 571 318 635-191-127-445-127-635 0 0-63 0-444 317-635z">
          <text:p/>
        </draw:path>
        <draw:line draw:style-name="gr15" draw:text-style-name="P8" draw:layer="layout" svg:x1="10.477cm" svg:y1="10.16cm" svg:x2="10.858cm" svg:y2="10.16cm">
          <text:p/>
        </draw:line>
        <draw:line draw:style-name="gr15" draw:text-style-name="P8" draw:layer="layout" svg:x1="10.477cm" svg:y1="10.541cm" svg:x2="10.858cm" svg:y2="10.541cm">
          <text:p/>
        </draw:line>
        <draw:line draw:style-name="gr15" draw:text-style-name="P8" draw:layer="layout" svg:x1="9.842cm" svg:y1="9.715cm" svg:x2="9.969cm" svg:y2="9.715cm">
          <text:p/>
        </draw:line>
        <draw:line draw:style-name="gr15" draw:text-style-name="P8" draw:layer="layout" svg:x1="10.477cm" svg:y1="9.715cm" svg:x2="10.477cm" svg:y2="10.16cm">
          <text:p/>
        </draw:line>
        <draw:line draw:style-name="gr15" draw:text-style-name="P8" draw:layer="layout" svg:x1="10.477cm" svg:y1="10.541cm" svg:x2="10.477cm" svg:y2="10.985cm">
          <text:p/>
        </draw:line>
        <draw:path draw:style-name="gr24" draw:text-style-name="P1" draw:layer="layout" svg:width="0.634cm" svg:height="0.634cm" draw:transform="rotate (-1.5707963267949) translate (11.3663332458672cm 10.033cm)" svg:viewBox="0 0 635 635" svg:d="M317 0c318 191 318 571 318 635-191-127-445-127-635 0 0-63 0-444 317-635z">
          <text:p/>
        </draw:path>
        <draw:line draw:style-name="gr10" draw:text-style-name="P8" draw:layer="layout" svg:x1="12.446cm" svg:y1="11.62cm" svg:x2="13.081cm" svg:y2="11.62cm">
          <text:p/>
        </draw:line>
        <draw:path draw:style-name="gr24" draw:text-style-name="P1" draw:layer="layout" svg:width="0.507cm" svg:height="0.507cm" draw:transform="rotate (-1.5707963267949) translate (8.89031141855473cm 9.77873333783519cm)" svg:viewBox="0 0 508 508" svg:d="M254 0c51 0 254 56 254 339 0 56 0 113 0 169-169 0-338 0-508 0 0-56 0-113 0-169 0-283 204-339 254-339z">
          <text:p/>
        </draw:path>
        <draw:frame draw:style-name="gr6" draw:text-style-name="P18" draw:layer="layout" svg:width="2.032cm" svg:height="0.254cm" svg:x="6.096cm" svg:y="9.652cm">
          <draw:text-box>
            <text:p><text:span text:style-name="T5">reg_strb.&lt;reg2&gt;</text:span></text:p>
          </draw:text-box>
        </draw:frame>
        <draw:line draw:style-name="gr26" draw:text-style-name="P8" draw:layer="layout" svg:x1="6.096cm" svg:y1="9.906cm" svg:x2="8.382cm" svg:y2="9.906cm">
          <text:p/>
        </draw:line>
        <draw:frame draw:style-name="gr6" draw:text-style-name="P18" draw:layer="layout" svg:width="2.032cm" svg:height="0.254cm" svg:x="6.096cm" svg:y="9.906cm">
          <draw:text-box>
            <text:p><text:span text:style-name="T5">&lt;reg2&gt;</text:span></text:p>
          </draw:text-box>
        </draw:frame>
        <draw:line draw:style-name="gr10" draw:text-style-name="P8" draw:layer="layout" svg:x1="6.096cm" svg:y1="10.16cm" svg:x2="8.382cm" svg:y2="10.16cm">
          <text:p/>
        </draw:line>
        <draw:path draw:style-name="gr24" draw:text-style-name="P1" draw:layer="layout" svg:width="0.507cm" svg:height="0.507cm" draw:transform="rotate (-1.5707963267949) translate (8.89031141855473cm 10.4137333378352cm)" svg:viewBox="0 0 508 508" svg:d="M254 0c51 0 254 56 254 339 0 56 0 113 0 169-169 0-338 0-508 0 0-56 0-113 0-169 0-283 204-339 254-339z">
          <text:p/>
        </draw:path>
        <draw:frame draw:style-name="gr6" draw:text-style-name="P18" draw:layer="layout" svg:width="2.032cm" svg:height="0.254cm" svg:x="6.096cm" svg:y="10.287cm">
          <draw:text-box>
            <text:p><text:span text:style-name="T5">reg_strb.&lt;reg3&gt;</text:span></text:p>
          </draw:text-box>
        </draw:frame>
        <draw:line draw:style-name="gr26" draw:text-style-name="P8" draw:layer="layout" svg:x1="6.096cm" svg:y1="10.541cm" svg:x2="8.382cm" svg:y2="10.541cm">
          <text:p/>
        </draw:line>
        <draw:frame draw:style-name="gr6" draw:text-style-name="P18" draw:layer="layout" svg:width="2.032cm" svg:height="0.254cm" svg:x="6.096cm" svg:y="10.541cm">
          <draw:text-box>
            <text:p><text:span text:style-name="T5">&lt;reg3&gt;</text:span></text:p>
          </draw:text-box>
        </draw:frame>
        <draw:line draw:style-name="gr10" draw:text-style-name="P8" draw:layer="layout" svg:x1="6.096cm" svg:y1="10.795cm" svg:x2="8.382cm" svg:y2="10.795cm">
          <text:p/>
        </draw:line>
        <draw:line draw:style-name="gr15" draw:text-style-name="P8" draw:layer="layout" svg:x1="9.017cm" svg:y1="10.795cm" svg:x2="9.271cm" svg:y2="10.795cm">
          <text:p/>
        </draw:line>
        <draw:line draw:style-name="gr15" draw:text-style-name="P8" draw:layer="layout" svg:x1="9.017cm" svg:y1="11.176cm" svg:x2="9.271cm" svg:y2="11.176cm">
          <text:p/>
        </draw:line>
        <draw:line draw:style-name="gr15" draw:text-style-name="P8" draw:layer="layout" svg:x1="8.89cm" svg:y1="10.668cm" svg:x2="9.017cm" svg:y2="10.668cm">
          <text:p/>
        </draw:line>
        <draw:line draw:style-name="gr15" draw:text-style-name="P8" draw:layer="layout" svg:x1="9.017cm" svg:y1="10.668cm" svg:x2="9.017cm" svg:y2="10.795cm">
          <text:p/>
        </draw:line>
        <draw:line draw:style-name="gr15" draw:text-style-name="P8" draw:layer="layout" svg:x1="9.017cm" svg:y1="11.176cm" svg:x2="9.017cm" svg:y2="11.303cm">
          <text:p/>
        </draw:line>
        <draw:line draw:style-name="gr15" draw:text-style-name="P8" draw:layer="layout" svg:x1="8.89cm" svg:y1="11.303cm" svg:x2="9.017cm" svg:y2="11.303cm">
          <text:p/>
        </draw:line>
        <draw:path draw:style-name="gr24" draw:text-style-name="P1" draw:layer="layout" svg:width="0.634cm" svg:height="0.634cm" draw:transform="rotate (-1.5707963267949) translate (9.84233324586723cm 10.668cm)" svg:viewBox="0 0 635 635" svg:d="M317 0c318 191 318 571 318 635-191-127-445-127-635 0 0-63 0-444 317-635z">
          <text:p/>
        </draw:path>
        <draw:line draw:style-name="gr15" draw:text-style-name="P8" draw:layer="layout" svg:x1="9.842cm" svg:y1="10.985cm" svg:x2="9.969cm" svg:y2="10.985cm">
          <text:p/>
        </draw:line>
        <draw:path draw:style-name="gr24" draw:text-style-name="P1" draw:layer="layout" svg:width="0.507cm" svg:height="0.507cm" draw:transform="rotate (-1.5707963267949) translate (8.89031141855473cm 11.0487333378352cm)" svg:viewBox="0 0 508 508" svg:d="M254 0c51 0 254 56 254 339 0 56 0 113 0 169-169 0-338 0-508 0 0-56 0-113 0-169 0-283 204-339 254-339z">
          <text:p/>
        </draw:path>
        <draw:frame draw:style-name="gr6" draw:text-style-name="P18" draw:layer="layout" svg:width="2.032cm" svg:height="0.254cm" svg:x="6.096cm" svg:y="10.922cm">
          <draw:text-box>
            <text:p><text:span text:style-name="T5">reg_strb.&lt;reg4&gt;</text:span></text:p>
          </draw:text-box>
        </draw:frame>
        <draw:line draw:style-name="gr26" draw:text-style-name="P8" draw:layer="layout" svg:x1="6.096cm" svg:y1="11.176cm" svg:x2="8.382cm" svg:y2="11.176cm">
          <text:p/>
        </draw:line>
        <draw:frame draw:style-name="gr6" draw:text-style-name="P18" draw:layer="layout" svg:width="2.032cm" svg:height="0.254cm" svg:x="6.096cm" svg:y="11.176cm">
          <draw:text-box>
            <text:p><text:span text:style-name="T5">&lt;reg4&gt;</text:span></text:p>
          </draw:text-box>
        </draw:frame>
        <draw:line draw:style-name="gr10" draw:text-style-name="P8" draw:layer="layout" svg:x1="6.096cm" svg:y1="11.43cm" svg:x2="8.382cm" svg:y2="11.43cm">
          <text:p/>
        </draw:line>
        <draw:line draw:style-name="gr15" draw:text-style-name="P8" draw:layer="layout" svg:x1="11.366cm" svg:y1="10.35cm" svg:x2="11.557cm" svg:y2="10.35cm">
          <text:p/>
        </draw:line>
        <draw:path draw:style-name="gr24" draw:text-style-name="P1" draw:layer="layout" svg:width="0.507cm" svg:height="0.507cm" draw:transform="rotate (-1.5707963267949) translate (8.89031141855473cm 11.6837333378352cm)" svg:viewBox="0 0 508 508" svg:d="M254 0c51 0 254 56 254 339 0 56 0 113 0 169-169 0-338 0-508 0 0-56 0-113 0-169 0-283 204-339 254-339z">
          <text:p/>
        </draw:path>
        <draw:frame draw:style-name="gr6" draw:text-style-name="P18" draw:layer="layout" svg:width="2.032cm" svg:height="0.254cm" svg:x="6.096cm" svg:y="11.557cm">
          <draw:text-box>
            <text:p><text:span text:style-name="T5">reg_strb.&lt;reg5&gt;</text:span></text:p>
          </draw:text-box>
        </draw:frame>
        <draw:line draw:style-name="gr26" draw:text-style-name="P8" draw:layer="layout" svg:x1="6.096cm" svg:y1="11.811cm" svg:x2="8.382cm" svg:y2="11.811cm">
          <text:p/>
        </draw:line>
        <draw:frame draw:style-name="gr6" draw:text-style-name="P18" draw:layer="layout" svg:width="2.032cm" svg:height="0.254cm" svg:x="6.096cm" svg:y="11.811cm">
          <draw:text-box>
            <text:p><text:span text:style-name="T5">&lt;reg5&gt;</text:span></text:p>
          </draw:text-box>
        </draw:frame>
        <draw:line draw:style-name="gr10" draw:text-style-name="P8" draw:layer="layout" svg:x1="6.096cm" svg:y1="12.065cm" svg:x2="8.382cm" svg:y2="12.065cm">
          <text:p/>
        </draw:line>
        <draw:line draw:style-name="gr15" draw:text-style-name="P8" draw:layer="layout" svg:x1="9.017cm" svg:y1="12.065cm" svg:x2="9.271cm" svg:y2="12.065cm">
          <text:p/>
        </draw:line>
        <draw:line draw:style-name="gr15" draw:text-style-name="P8" draw:layer="layout" svg:x1="9.017cm" svg:y1="12.446cm" svg:x2="9.271cm" svg:y2="12.446cm">
          <text:p/>
        </draw:line>
        <draw:line draw:style-name="gr15" draw:text-style-name="P8" draw:layer="layout" svg:x1="8.89cm" svg:y1="11.938cm" svg:x2="9.017cm" svg:y2="11.938cm">
          <text:p/>
        </draw:line>
        <draw:line draw:style-name="gr15" draw:text-style-name="P8" draw:layer="layout" svg:x1="9.017cm" svg:y1="11.938cm" svg:x2="9.017cm" svg:y2="12.065cm">
          <text:p/>
        </draw:line>
        <draw:line draw:style-name="gr15" draw:text-style-name="P8" draw:layer="layout" svg:x1="9.017cm" svg:y1="12.446cm" svg:x2="9.017cm" svg:y2="12.573cm">
          <text:p/>
        </draw:line>
        <draw:line draw:style-name="gr15" draw:text-style-name="P8" draw:layer="layout" svg:x1="8.89cm" svg:y1="12.573cm" svg:x2="9.017cm" svg:y2="12.573cm">
          <text:p/>
        </draw:line>
        <draw:path draw:style-name="gr24" draw:text-style-name="P1" draw:layer="layout" svg:width="0.634cm" svg:height="0.634cm" draw:transform="rotate (-1.5707963267949) translate (9.84233324586723cm 11.938cm)" svg:viewBox="0 0 635 635" svg:d="M317 0c318 191 318 571 318 635-191-127-445-127-635 0 0-63 0-444 317-635z">
          <text:p/>
        </draw:path>
        <draw:line draw:style-name="gr15" draw:text-style-name="P8" draw:layer="layout" svg:x1="10.477cm" svg:y1="12.7cm" svg:x2="10.858cm" svg:y2="12.7cm">
          <text:p/>
        </draw:line>
        <draw:line draw:style-name="gr15" draw:text-style-name="P8" draw:layer="layout" svg:x1="10.477cm" svg:y1="13.081cm" svg:x2="10.858cm" svg:y2="13.081cm">
          <text:p/>
        </draw:line>
        <draw:line draw:style-name="gr15" draw:text-style-name="P8" draw:layer="layout" svg:x1="9.842cm" svg:y1="12.255cm" svg:x2="9.969cm" svg:y2="12.255cm">
          <text:p/>
        </draw:line>
        <draw:line draw:style-name="gr15" draw:text-style-name="P8" draw:layer="layout" svg:x1="10.477cm" svg:y1="12.255cm" svg:x2="10.477cm" svg:y2="12.7cm">
          <text:p/>
        </draw:line>
        <draw:line draw:style-name="gr15" draw:text-style-name="P8" draw:layer="layout" svg:x1="10.477cm" svg:y1="13.081cm" svg:x2="10.477cm" svg:y2="13.525cm">
          <text:p/>
        </draw:line>
        <draw:path draw:style-name="gr24" draw:text-style-name="P1" draw:layer="layout" svg:width="0.634cm" svg:height="0.634cm" draw:transform="rotate (-1.5707963267949) translate (11.3663332458672cm 12.573cm)" svg:viewBox="0 0 635 635" svg:d="M317 0c318 191 318 571 318 635-191-127-445-127-635 0 0-63 0-444 317-635z">
          <text:p/>
        </draw:path>
        <draw:path draw:style-name="gr24" draw:text-style-name="P1" draw:layer="layout" svg:width="0.507cm" svg:height="0.507cm" draw:transform="rotate (-1.5707963267949) translate (8.89031141855473cm 12.3187333378352cm)" svg:viewBox="0 0 508 508" svg:d="M254 0c51 0 254 56 254 339 0 56 0 113 0 169-169 0-338 0-508 0 0-56 0-113 0-169 0-283 204-339 254-339z">
          <text:p/>
        </draw:path>
        <draw:frame draw:style-name="gr6" draw:text-style-name="P18" draw:layer="layout" svg:width="2.032cm" svg:height="0.254cm" svg:x="6.096cm" svg:y="12.192cm">
          <draw:text-box>
            <text:p><text:span text:style-name="T5">reg_strb.&lt;reg6&gt;</text:span></text:p>
          </draw:text-box>
        </draw:frame>
        <draw:line draw:style-name="gr26" draw:text-style-name="P8" draw:layer="layout" svg:x1="6.096cm" svg:y1="12.446cm" svg:x2="8.382cm" svg:y2="12.446cm">
          <text:p/>
        </draw:line>
        <draw:frame draw:style-name="gr6" draw:text-style-name="P18" draw:layer="layout" svg:width="2.032cm" svg:height="0.254cm" svg:x="6.096cm" svg:y="12.446cm">
          <draw:text-box>
            <text:p><text:span text:style-name="T5">&lt;reg6&gt;</text:span></text:p>
          </draw:text-box>
        </draw:frame>
        <draw:line draw:style-name="gr10" draw:text-style-name="P8" draw:layer="layout" svg:x1="6.096cm" svg:y1="12.7cm" svg:x2="8.382cm" svg:y2="12.7cm">
          <text:p/>
        </draw:line>
        <draw:path draw:style-name="gr24" draw:text-style-name="P1" draw:layer="layout" svg:width="0.507cm" svg:height="0.507cm" draw:transform="rotate (-1.5707963267949) translate (8.89031141855473cm 12.9537333378352cm)" svg:viewBox="0 0 508 508" svg:d="M254 0c51 0 254 56 254 339 0 56 0 113 0 169-169 0-338 0-508 0 0-56 0-113 0-169 0-283 204-339 254-339z">
          <text:p/>
        </draw:path>
        <draw:frame draw:style-name="gr6" draw:text-style-name="P18" draw:layer="layout" svg:width="2.032cm" svg:height="0.254cm" svg:x="6.096cm" svg:y="12.827cm">
          <draw:text-box>
            <text:p><text:span text:style-name="T5">reg_strb.&lt;reg7&gt;</text:span></text:p>
          </draw:text-box>
        </draw:frame>
        <draw:line draw:style-name="gr26" draw:text-style-name="P8" draw:layer="layout" svg:x1="6.096cm" svg:y1="13.081cm" svg:x2="8.382cm" svg:y2="13.081cm">
          <text:p/>
        </draw:line>
        <draw:frame draw:style-name="gr6" draw:text-style-name="P18" draw:layer="layout" svg:width="2.032cm" svg:height="0.254cm" svg:x="6.096cm" svg:y="13.081cm">
          <draw:text-box>
            <text:p><text:span text:style-name="T5">&lt;reg7&gt;</text:span></text:p>
          </draw:text-box>
        </draw:frame>
        <draw:line draw:style-name="gr10" draw:text-style-name="P8" draw:layer="layout" svg:x1="6.096cm" svg:y1="13.335cm" svg:x2="8.382cm" svg:y2="13.335cm">
          <text:p/>
        </draw:line>
        <draw:line draw:style-name="gr15" draw:text-style-name="P8" draw:layer="layout" svg:x1="9.017cm" svg:y1="13.335cm" svg:x2="9.271cm" svg:y2="13.335cm">
          <text:p/>
        </draw:line>
        <draw:line draw:style-name="gr15" draw:text-style-name="P8" draw:layer="layout" svg:x1="9.017cm" svg:y1="13.716cm" svg:x2="9.271cm" svg:y2="13.716cm">
          <text:p/>
        </draw:line>
        <draw:line draw:style-name="gr15" draw:text-style-name="P8" draw:layer="layout" svg:x1="8.89cm" svg:y1="13.208cm" svg:x2="9.017cm" svg:y2="13.208cm">
          <text:p/>
        </draw:line>
        <draw:line draw:style-name="gr15" draw:text-style-name="P8" draw:layer="layout" svg:x1="9.017cm" svg:y1="13.208cm" svg:x2="9.017cm" svg:y2="13.335cm">
          <text:p/>
        </draw:line>
        <draw:line draw:style-name="gr15" draw:text-style-name="P8" draw:layer="layout" svg:x1="9.017cm" svg:y1="13.716cm" svg:x2="9.017cm" svg:y2="13.843cm">
          <text:p/>
        </draw:line>
        <draw:line draw:style-name="gr15" draw:text-style-name="P8" draw:layer="layout" svg:x1="8.89cm" svg:y1="13.843cm" svg:x2="9.017cm" svg:y2="13.843cm">
          <text:p/>
        </draw:line>
        <draw:path draw:style-name="gr24" draw:text-style-name="P1" draw:layer="layout" svg:width="0.634cm" svg:height="0.634cm" draw:transform="rotate (-1.5707963267949) translate (9.84233324586723cm 13.208cm)" svg:viewBox="0 0 635 635" svg:d="M317 0c318 191 318 571 318 635-191-127-445-127-635 0 0-63 0-444 317-635z">
          <text:p/>
        </draw:path>
        <draw:line draw:style-name="gr15" draw:text-style-name="P8" draw:layer="layout" svg:x1="9.842cm" svg:y1="13.525cm" svg:x2="9.969cm" svg:y2="13.525cm">
          <text:p/>
        </draw:line>
        <draw:path draw:style-name="gr24" draw:text-style-name="P1" draw:layer="layout" svg:width="0.507cm" svg:height="0.507cm" draw:transform="rotate (-1.5707963267949) translate (8.89031141855473cm 13.5887333378352cm)" svg:viewBox="0 0 508 508" svg:d="M254 0c51 0 254 56 254 339 0 56 0 113 0 169-169 0-338 0-508 0 0-56 0-113 0-169 0-283 204-339 254-339z">
          <text:p/>
        </draw:path>
        <draw:frame draw:style-name="gr6" draw:text-style-name="P18" draw:layer="layout" svg:width="2.032cm" svg:height="0.254cm" svg:x="6.096cm" svg:y="13.462cm">
          <draw:text-box>
            <text:p><text:span text:style-name="T5">reg_strb.&lt;reg8&gt;</text:span></text:p>
          </draw:text-box>
        </draw:frame>
        <draw:line draw:style-name="gr26" draw:text-style-name="P8" draw:layer="layout" svg:x1="6.096cm" svg:y1="13.716cm" svg:x2="8.382cm" svg:y2="13.716cm">
          <text:p/>
        </draw:line>
        <draw:frame draw:style-name="gr6" draw:text-style-name="P18" draw:layer="layout" svg:width="2.032cm" svg:height="0.254cm" svg:x="6.096cm" svg:y="13.716cm">
          <draw:text-box>
            <text:p><text:span text:style-name="T5">&lt;reg8&gt;</text:span></text:p>
          </draw:text-box>
        </draw:frame>
        <draw:line draw:style-name="gr10" draw:text-style-name="P8" draw:layer="layout" svg:x1="6.096cm" svg:y1="13.97cm" svg:x2="8.382cm" svg:y2="13.97cm">
          <text:p/>
        </draw:line>
        <draw:line draw:style-name="gr15" draw:text-style-name="P8" draw:layer="layout" svg:x1="11.366cm" svg:y1="12.89cm" svg:x2="11.557cm" svg:y2="12.89cm">
          <text:p/>
        </draw:line>
        <draw:line draw:style-name="gr15" draw:text-style-name="P8" draw:layer="layout" svg:x1="11.557cm" svg:y1="11.43cm" svg:x2="11.938cm" svg:y2="11.43cm">
          <text:p/>
        </draw:line>
        <draw:line draw:style-name="gr15" draw:text-style-name="P8" draw:layer="layout" svg:x1="11.557cm" svg:y1="11.811cm" svg:x2="11.938cm" svg:y2="11.811cm">
          <text:p/>
        </draw:line>
        <draw:line draw:style-name="gr15" draw:text-style-name="P8" draw:layer="layout" svg:x1="11.557cm" svg:y1="10.35cm" svg:x2="11.557cm" svg:y2="11.43cm">
          <text:p/>
        </draw:line>
        <draw:line draw:style-name="gr15" draw:text-style-name="P8" draw:layer="layout" svg:x1="11.557cm" svg:y1="11.811cm" svg:x2="11.557cm" svg:y2="12.89cm">
          <text:p/>
        </draw:line>
        <draw:path draw:style-name="gr24" draw:text-style-name="P1" draw:layer="layout" svg:width="0.634cm" svg:height="0.634cm" draw:transform="rotate (-1.5707963267949) translate (12.4463332458672cm 11.303cm)" svg:viewBox="0 0 635 635" svg:d="M317 0c318 191 318 571 318 635-191-127-445-127-635 0 0-63 0-444 317-635z">
          <text:p/>
        </draw:path>
        <draw:line draw:style-name="gr15" draw:text-style-name="P8" draw:layer="layout" svg:x1="10.351cm" svg:y1="9.715cm" svg:x2="10.478cm" svg:y2="9.715cm">
          <text:p/>
        </draw:line>
        <draw:line draw:style-name="gr15" draw:text-style-name="P8" draw:layer="layout" svg:x1="10.351cm" svg:y1="10.985cm" svg:x2="10.478cm" svg:y2="10.985cm">
          <text:p/>
        </draw:line>
        <draw:line draw:style-name="gr15" draw:text-style-name="P8" draw:layer="layout" svg:x1="10.351cm" svg:y1="12.255cm" svg:x2="10.478cm" svg:y2="12.255cm">
          <text:p/>
        </draw:line>
        <draw:line draw:style-name="gr15" draw:text-style-name="P8" draw:layer="layout" svg:x1="10.351cm" svg:y1="13.525cm" svg:x2="10.478cm" svg:y2="13.525cm">
          <text:p/>
        </draw:line>
        <draw:frame draw:style-name="gr9" draw:text-style-name="P11" draw:layer="layout" svg:width="4.191cm" svg:height="0.635cm" svg:x="8.064cm" svg:y="14.287cm">
          <draw:text-box>
            <text:p text:style-name="P6"><text:span text:style-name="T4">Optional</text:span></text:p>
            <text:p text:style-name="P6"><text:span text:style-name="T4">if retime_read_fanin == Tru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1T21:11:22.211790049</meta:creation-date>
    <dc:date>2022-10-24T21:56:10.713690524</dc:date>
    <meta:editing-duration>PT1H37M2S</meta:editing-duration>
    <meta:editing-cycles>37</meta:editing-cycles>
    <meta:generator>LibreOffice/7.3.6.2$Linux_X86_64 LibreOffice_project/30$Build-2</meta:generator>
    <meta:document-statistic meta:object-count="243"/>
  </office:meta>
</office:document-meta>
</file>